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0.75cm" fo:min-width="0.5cm" fo:wrap-option="wrap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75cm" fo:min-width="0.5cm" fo:wrap-option="wrap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cm" svg:height="1cm" svg:x="2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5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0.75cm" svg:x="3.25cm" svg:y="7cm">
          <draw:text-box>
            <text:p text:style-name="P2"><text:span text:style-name="T1">f1</text:span></text:p>
          </draw:text-box>
        </draw:frame>
        <draw:frame draw:style-name="gr3" draw:text-style-name="P3" draw:layer="layout" svg:width="1cm" svg:height="0.683cm" svg:x="8cm" svg:y="7cm">
          <draw:text-box>
            <text:p text:style-name="P2"><text:span text:style-name="T1">f2</text:span></text:p>
          </draw:text-box>
        </draw:frame>
        <draw:custom-shape draw:style-name="gr4" draw:text-style-name="P1" draw:layer="layout" svg:width="1cm" svg:height="1cm" svg:x="11.5cm" svg:y="3.25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5cm" svg:y="3.25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5cm" svg:y="3.25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5cm" svg:y="4.25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5cm" svg:y="2.25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25cm" svg:y="3.25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25cm" svg:y="3.25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25cm" svg:y="3.25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25cm" svg:y="4.25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25cm" svg:y="2.25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25cm" svg:y="5.25cm">
          <text:p text:style-name="P4">6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0.75cm" svg:x="12.5cm" svg:y="7cm">
          <draw:text-box>
            <text:p text:style-name="P2"><text:span text:style-name="T1">f1</text:span></text:p>
          </draw:text-box>
        </draw:frame>
        <draw:frame draw:style-name="gr3" draw:text-style-name="P3" draw:layer="layout" svg:width="1cm" svg:height="0.683cm" svg:x="17.25cm" svg:y="7cm">
          <draw:text-box>
            <text:p text:style-name="P2"><text:span text:style-name="T1">f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orenzo Antonio Pérez Carballo</meta:initial-creator>
    <meta:creation-date>2024-12-05T10:26:12.061000000</meta:creation-date>
    <dc:date>2024-12-05T10:56:59.837000000</dc:date>
    <dc:creator>Lorenzo Antonio Pérez Carballo</dc:creator>
    <meta:editing-duration>PT20M34S</meta:editing-duration>
    <meta:editing-cycles>2</meta:editing-cycles>
    <meta:generator>LibreOffice/24.8.3.2$Windows_X86_64 LibreOffice_project/48a6bac9e7e268aeb4c3483fcf825c94556d9f92</meta:generator>
    <meta:document-statistic meta:object-count="26"/>
  </office:meta>
</office:document-meta>
</file>